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42.4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milk" table:style-name="ta1">
        <table:shapes>
          <draw:frame draw:z-index="0" draw:style-name="gr1" draw:text-style-name="P1" svg:width="971.57pt" svg:height="560.49pt" svg:x="279.69pt" svg:y="67.78pt">
            <loext:p draw:notify-on-update-of-ranges="height_milk.B1:height_milk.B1 height_milk.B2:height_milk.B107 height_milk.C1:height_milk.C1 height_milk.C2:height_milk.C107 height_milk.D1:height_milk.D1 height_milk.D2:height_milk.D10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revio</text:p>
          </table:table-cell>
          <table:table-cell table:style-name="ce1" office:value-type="string" calcext:value-type="string">
            <text:p>Ideal</text:p>
          </table:table-cell>
          <table:table-cell/>
          <table:table-cell table:style-name="ce2" office:value-type="string" calcext:value-type="string" table:number-columns-spanned="2" table:number-rows-spanned="1">
            <text:p>MEDIA</text:p>
          </table:table-cell>
          <table:covered-table-cell table:style-name="ce1"/>
        </table:table-row>
        <table:table-row table:style-name="ro1">
          <table:table-cell/>
          <table:table-cell office:value-type="float" office:value="0.0906928" calcext:value-type="float">
            <text:p>0.0906928</text:p>
          </table:table-cell>
          <table:table-cell office:value-type="float" office:value="0.0882847" calcext:value-type="float">
            <text:p>0.0882847</text:p>
          </table:table-cell>
          <table:table-cell office:value-type="float" office:value="0.11" calcext:value-type="float">
            <text:p>0.11</text:p>
          </table:table-cell>
          <table:table-cell/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revio</text:p>
          </table:table-cell>
        </table:table-row>
        <table:table-row table:style-name="ro1">
          <table:table-cell/>
          <table:table-cell office:value-type="float" office:value="0.0914562" calcext:value-type="float">
            <text:p>0.0914562</text:p>
          </table:table-cell>
          <table:table-cell office:value-type="float" office:value="0.090054" calcext:value-type="float">
            <text:p>0.090054</text:p>
          </table:table-cell>
          <table:table-cell table:formula="of:=[.D2]" office:value-type="float" office:value="0.11" calcext:value-type="float">
            <text:p>0.11</text:p>
          </table:table-cell>
          <table:table-cell/>
          <table:table-cell table:style-name="ce1" table:formula="of:=[.B109]" office:value-type="float" office:value="0.0890523" calcext:value-type="float">
            <text:p>0.0890523</text:p>
          </table:table-cell>
          <table:table-cell table:style-name="ce1" table:formula="of:=[.C109]" office:value-type="float" office:value="0.0897827" calcext:value-type="float">
            <text:p>0.0897827</text:p>
          </table:table-cell>
        </table:table-row>
        <table:table-row table:style-name="ro2">
          <table:table-cell/>
          <table:table-cell office:value-type="float" office:value="0.0954763" calcext:value-type="float">
            <text:p>0.0954763</text:p>
          </table:table-cell>
          <table:table-cell office:value-type="float" office:value="0.0890502" calcext:value-type="float">
            <text:p>0.0890502</text:p>
          </table:table-cell>
          <table:table-cell table:formula="of:=[.D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9324" calcext:value-type="float">
            <text:p>0.0889324</text:p>
          </table:table-cell>
          <table:table-cell office:value-type="float" office:value="0.0942742" calcext:value-type="float">
            <text:p>0.0942742</text:p>
          </table:table-cell>
          <table:table-cell table:formula="of:=[.D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76" calcext:value-type="float">
            <text:p>0.088276</text:p>
          </table:table-cell>
          <table:table-cell office:value-type="float" office:value="0.0876291" calcext:value-type="float">
            <text:p>0.0876291</text:p>
          </table:table-cell>
          <table:table-cell table:formula="of:=[.D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157" calcext:value-type="float">
            <text:p>0.0882157</text:p>
          </table:table-cell>
          <table:table-cell office:value-type="float" office:value="0.089777" calcext:value-type="float">
            <text:p>0.089777</text:p>
          </table:table-cell>
          <table:table-cell table:formula="of:=[.D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39773" calcext:value-type="float">
            <text:p>0.0939773</text:p>
          </table:table-cell>
          <table:table-cell office:value-type="float" office:value="0.0896478" calcext:value-type="float">
            <text:p>0.0896478</text:p>
          </table:table-cell>
          <table:table-cell table:formula="of:=[.D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68306" calcext:value-type="float">
            <text:p>0.0868306</text:p>
          </table:table-cell>
          <table:table-cell office:value-type="float" office:value="0.0896478" calcext:value-type="float">
            <text:p>0.0896478</text:p>
          </table:table-cell>
          <table:table-cell table:formula="of:=[.D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9077" calcext:value-type="float">
            <text:p>0.0899077</text:p>
          </table:table-cell>
          <table:table-cell office:value-type="float" office:value="0.0955068" calcext:value-type="float">
            <text:p>0.0955068</text:p>
          </table:table-cell>
          <table:table-cell table:formula="of:=[.D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066" calcext:value-type="float">
            <text:p>0.089066</text:p>
          </table:table-cell>
          <table:table-cell office:value-type="float" office:value="0.0955068" calcext:value-type="float">
            <text:p>0.0955068</text:p>
          </table:table-cell>
          <table:table-cell table:formula="of:=[.D1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32811" calcext:value-type="float">
            <text:p>0.0932811</text:p>
          </table:table-cell>
          <table:table-cell office:value-type="float" office:value="0.0942742" calcext:value-type="float">
            <text:p>0.0942742</text:p>
          </table:table-cell>
          <table:table-cell table:formula="of:=[.D1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5477" calcext:value-type="float">
            <text:p>0.0875477</text:p>
          </table:table-cell>
          <table:table-cell office:value-type="float" office:value="0.0897827" calcext:value-type="float">
            <text:p>0.0897827</text:p>
          </table:table-cell>
          <table:table-cell table:formula="of:=[.D12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9517" calcext:value-type="float">
            <text:p>0.0919517</text:p>
          </table:table-cell>
          <table:table-cell office:value-type="float" office:value="0.088325" calcext:value-type="float">
            <text:p>0.088325</text:p>
          </table:table-cell>
          <table:table-cell table:formula="of:=[.D1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7969" calcext:value-type="float">
            <text:p>0.0877969</text:p>
          </table:table-cell>
          <table:table-cell office:value-type="float" office:value="0.0919048" calcext:value-type="float">
            <text:p>0.0919048</text:p>
          </table:table-cell>
          <table:table-cell table:formula="of:=[.D1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3237" calcext:value-type="float">
            <text:p>0.0883237</text:p>
          </table:table-cell>
          <table:table-cell office:value-type="float" office:value="0.0919048" calcext:value-type="float">
            <text:p>0.0919048</text:p>
          </table:table-cell>
          <table:table-cell table:formula="of:=[.D1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59947" calcext:value-type="float">
            <text:p>0.0859947</text:p>
          </table:table-cell>
          <table:table-cell office:value-type="float" office:value="0.0905599" calcext:value-type="float">
            <text:p>0.0905599</text:p>
          </table:table-cell>
          <table:table-cell table:formula="of:=[.D1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05542" calcext:value-type="float">
            <text:p>0.0905542</text:p>
          </table:table-cell>
          <table:table-cell office:value-type="float" office:value="0.0890502" calcext:value-type="float">
            <text:p>0.0890502</text:p>
          </table:table-cell>
          <table:table-cell table:formula="of:=[.D1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2642" calcext:value-type="float">
            <text:p>0.0892642</text:p>
          </table:table-cell>
          <table:table-cell office:value-type="float" office:value="0.0900482" calcext:value-type="float">
            <text:p>0.0900482</text:p>
          </table:table-cell>
          <table:table-cell table:formula="of:=[.D1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7381" calcext:value-type="float">
            <text:p>0.0897381</text:p>
          </table:table-cell>
          <table:table-cell office:value-type="float" office:value="0.0897827" calcext:value-type="float">
            <text:p>0.0897827</text:p>
          </table:table-cell>
          <table:table-cell table:formula="of:=[.D1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9686" calcext:value-type="float">
            <text:p>0.0889686</text:p>
          </table:table-cell>
          <table:table-cell office:value-type="float" office:value="0.088325" calcext:value-type="float">
            <text:p>0.088325</text:p>
          </table:table-cell>
          <table:table-cell table:formula="of:=[.D2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33657" calcext:value-type="float">
            <text:p>0.0933657</text:p>
          </table:table-cell>
          <table:table-cell office:value-type="float" office:value="0.0896478" calcext:value-type="float">
            <text:p>0.0896478</text:p>
          </table:table-cell>
          <table:table-cell table:formula="of:=[.D2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55762" calcext:value-type="float">
            <text:p>0.0855762</text:p>
          </table:table-cell>
          <table:table-cell office:value-type="float" office:value="0.0900498" calcext:value-type="float">
            <text:p>0.0900498</text:p>
          </table:table-cell>
          <table:table-cell table:formula="of:=[.D22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8963" calcext:value-type="float">
            <text:p>0.0888963</text:p>
          </table:table-cell>
          <table:table-cell office:value-type="float" office:value="0.0884349" calcext:value-type="float">
            <text:p>0.0884349</text:p>
          </table:table-cell>
          <table:table-cell table:formula="of:=[.D2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6537" calcext:value-type="float">
            <text:p>0.0896537</text:p>
          </table:table-cell>
          <table:table-cell office:value-type="float" office:value="0.0897279" calcext:value-type="float">
            <text:p>0.0897279</text:p>
          </table:table-cell>
          <table:table-cell table:formula="of:=[.D2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32752" calcext:value-type="float">
            <text:p>0.0932752</text:p>
          </table:table-cell>
          <table:table-cell office:value-type="float" office:value="0.0942742" calcext:value-type="float">
            <text:p>0.0942742</text:p>
          </table:table-cell>
          <table:table-cell table:formula="of:=[.D2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1385" calcext:value-type="float">
            <text:p>0.0911385</text:p>
          </table:table-cell>
          <table:table-cell office:value-type="float" office:value="0.0884304" calcext:value-type="float">
            <text:p>0.0884304</text:p>
          </table:table-cell>
          <table:table-cell table:formula="of:=[.D2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5801" calcext:value-type="float">
            <text:p>0.0875801</text:p>
          </table:table-cell>
          <table:table-cell office:value-type="float" office:value="0.0898896" calcext:value-type="float">
            <text:p>0.0898896</text:p>
          </table:table-cell>
          <table:table-cell table:formula="of:=[.D2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67581" calcext:value-type="float">
            <text:p>0.0867581</text:p>
          </table:table-cell>
          <table:table-cell office:value-type="float" office:value="0.0934783" calcext:value-type="float">
            <text:p>0.0934783</text:p>
          </table:table-cell>
          <table:table-cell table:formula="of:=[.D2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7294" calcext:value-type="float">
            <text:p>0.0897294</text:p>
          </table:table-cell>
          <table:table-cell office:value-type="float" office:value="0.0897827" calcext:value-type="float">
            <text:p>0.0897827</text:p>
          </table:table-cell>
          <table:table-cell table:formula="of:=[.D2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247" calcext:value-type="float">
            <text:p>0.091247</text:p>
          </table:table-cell>
          <table:table-cell office:value-type="float" office:value="0.095498" calcext:value-type="float">
            <text:p>0.095498</text:p>
          </table:table-cell>
          <table:table-cell table:formula="of:=[.D3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6291" calcext:value-type="float">
            <text:p>0.0876291</text:p>
          </table:table-cell>
          <table:table-cell office:value-type="float" office:value="0.0911843" calcext:value-type="float">
            <text:p>0.0911843</text:p>
          </table:table-cell>
          <table:table-cell table:formula="of:=[.D3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40606" calcext:value-type="float">
            <text:p>0.0940606</text:p>
          </table:table-cell>
          <table:table-cell office:value-type="float" office:value="0.0897365" calcext:value-type="float">
            <text:p>0.0897365</text:p>
          </table:table-cell>
          <table:table-cell table:formula="of:=[.D32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5295" calcext:value-type="float">
            <text:p>0.0875295</text:p>
          </table:table-cell>
          <table:table-cell office:value-type="float" office:value="0.0876291" calcext:value-type="float">
            <text:p>0.0876291</text:p>
          </table:table-cell>
          <table:table-cell table:formula="of:=[.D3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42742" calcext:value-type="float">
            <text:p>0.0942742</text:p>
          </table:table-cell>
          <table:table-cell office:value-type="float" office:value="0.0876013" calcext:value-type="float">
            <text:p>0.0876013</text:p>
          </table:table-cell>
          <table:table-cell table:formula="of:=[.D3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67581" calcext:value-type="float">
            <text:p>0.0867581</text:p>
          </table:table-cell>
          <table:table-cell office:value-type="float" office:value="0.0934783" calcext:value-type="float">
            <text:p>0.0934783</text:p>
          </table:table-cell>
          <table:table-cell table:formula="of:=[.D3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086" calcext:value-type="float">
            <text:p>0.0882086</text:p>
          </table:table-cell>
          <table:table-cell office:value-type="float" office:value="0.0876291" calcext:value-type="float">
            <text:p>0.0876291</text:p>
          </table:table-cell>
          <table:table-cell table:formula="of:=[.D3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42742" calcext:value-type="float">
            <text:p>0.0942742</text:p>
          </table:table-cell>
          <table:table-cell office:value-type="float" office:value="0.0892307" calcext:value-type="float">
            <text:p>0.0892307</text:p>
          </table:table-cell>
          <table:table-cell table:formula="of:=[.D3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67581" calcext:value-type="float">
            <text:p>0.0867581</text:p>
          </table:table-cell>
          <table:table-cell office:value-type="float" office:value="0.0875662" calcext:value-type="float">
            <text:p>0.0875662</text:p>
          </table:table-cell>
          <table:table-cell table:formula="of:=[.D3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4436" calcext:value-type="float">
            <text:p>0.0874436</text:p>
          </table:table-cell>
          <table:table-cell office:value-type="float" office:value="0.089066" calcext:value-type="float">
            <text:p>0.089066</text:p>
          </table:table-cell>
          <table:table-cell table:formula="of:=[.D3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34783" calcext:value-type="float">
            <text:p>0.0934783</text:p>
          </table:table-cell>
          <table:table-cell office:value-type="float" office:value="0.0955068" calcext:value-type="float">
            <text:p>0.0955068</text:p>
          </table:table-cell>
          <table:table-cell table:formula="of:=[.D4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54763" calcext:value-type="float">
            <text:p>0.0954763</text:p>
          </table:table-cell>
          <table:table-cell office:value-type="float" office:value="0.0890685" calcext:value-type="float">
            <text:p>0.0890685</text:p>
          </table:table-cell>
          <table:table-cell table:formula="of:=[.D4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0392" calcext:value-type="float">
            <text:p>0.0890392</text:p>
          </table:table-cell>
          <table:table-cell office:value-type="float" office:value="0.0876276" calcext:value-type="float">
            <text:p>0.0876276</text:p>
          </table:table-cell>
          <table:table-cell table:formula="of:=[.D42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6634" calcext:value-type="float">
            <text:p>0.0896634</text:p>
          </table:table-cell>
          <table:table-cell office:value-type="float" office:value="0.0897857" calcext:value-type="float">
            <text:p>0.0897857</text:p>
          </table:table-cell>
          <table:table-cell table:formula="of:=[.D4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1557" calcext:value-type="float">
            <text:p>0.0891557</text:p>
          </table:table-cell>
          <table:table-cell office:value-type="float" office:value="0.089777" calcext:value-type="float">
            <text:p>0.089777</text:p>
          </table:table-cell>
          <table:table-cell table:formula="of:=[.D4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47259" calcext:value-type="float">
            <text:p>0.0947259</text:p>
          </table:table-cell>
          <table:table-cell office:value-type="float" office:value="0.0896478" calcext:value-type="float">
            <text:p>0.0896478</text:p>
          </table:table-cell>
          <table:table-cell table:formula="of:=[.D4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097" calcext:value-type="float">
            <text:p>0.087097</text:p>
          </table:table-cell>
          <table:table-cell office:value-type="float" office:value="0.0900498" calcext:value-type="float">
            <text:p>0.0900498</text:p>
          </table:table-cell>
          <table:table-cell table:formula="of:=[.D4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6303" calcext:value-type="float">
            <text:p>0.0896303</text:p>
          </table:table-cell>
          <table:table-cell office:value-type="float" office:value="0.0884304" calcext:value-type="float">
            <text:p>0.0884304</text:p>
          </table:table-cell>
          <table:table-cell table:formula="of:=[.D4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1067" calcext:value-type="float">
            <text:p>0.0891067</text:p>
          </table:table-cell>
          <table:table-cell office:value-type="float" office:value="0.095498" calcext:value-type="float">
            <text:p>0.095498</text:p>
          </table:table-cell>
          <table:table-cell table:formula="of:=[.D4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8449" calcext:value-type="float">
            <text:p>0.0918449</text:p>
          </table:table-cell>
          <table:table-cell office:value-type="float" office:value="0.0896522" calcext:value-type="float">
            <text:p>0.0896522</text:p>
          </table:table-cell>
          <table:table-cell table:formula="of:=[.D4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68028" calcext:value-type="float">
            <text:p>0.0868028</text:p>
          </table:table-cell>
          <table:table-cell office:value-type="float" office:value="0.0896522" calcext:value-type="float">
            <text:p>0.0896522</text:p>
          </table:table-cell>
          <table:table-cell table:formula="of:=[.D5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76" calcext:value-type="float">
            <text:p>0.088276</text:p>
          </table:table-cell>
          <table:table-cell office:value-type="float" office:value="0.0896522" calcext:value-type="float">
            <text:p>0.0896522</text:p>
          </table:table-cell>
          <table:table-cell table:formula="of:=[.D5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70029" calcext:value-type="float">
            <text:p>0.0970029</text:p>
          </table:table-cell>
          <table:table-cell office:value-type="float" office:value="0.0911843" calcext:value-type="float">
            <text:p>0.0911843</text:p>
          </table:table-cell>
          <table:table-cell table:formula="of:=[.D52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40606" calcext:value-type="float">
            <text:p>0.0940606</text:p>
          </table:table-cell>
          <table:table-cell office:value-type="float" office:value="0.0942742" calcext:value-type="float">
            <text:p>0.0942742</text:p>
          </table:table-cell>
          <table:table-cell table:formula="of:=[.D5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54936" calcext:value-type="float">
            <text:p>0.0954936</text:p>
          </table:table-cell>
          <table:table-cell office:value-type="float" office:value="0.0882847" calcext:value-type="float">
            <text:p>0.0882847</text:p>
          </table:table-cell>
          <table:table-cell table:formula="of:=[.D5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68569" calcext:value-type="float">
            <text:p>0.0868569</text:p>
          </table:table-cell>
          <table:table-cell office:value-type="float" office:value="0.0897294" calcext:value-type="float">
            <text:p>0.0897294</text:p>
          </table:table-cell>
          <table:table-cell table:formula="of:=[.D5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05585" calcext:value-type="float">
            <text:p>0.0905585</text:p>
          </table:table-cell>
          <table:table-cell office:value-type="float" office:value="0.0934783" calcext:value-type="float">
            <text:p>0.0934783</text:p>
          </table:table-cell>
          <table:table-cell table:formula="of:=[.D5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7294" calcext:value-type="float">
            <text:p>0.0897294</text:p>
          </table:table-cell>
          <table:table-cell office:value-type="float" office:value="0.0897827" calcext:value-type="float">
            <text:p>0.0897827</text:p>
          </table:table-cell>
          <table:table-cell table:formula="of:=[.D5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9517" calcext:value-type="float">
            <text:p>0.0919517</text:p>
          </table:table-cell>
          <table:table-cell office:value-type="float" office:value="0.0892307" calcext:value-type="float">
            <text:p>0.0892307</text:p>
          </table:table-cell>
          <table:table-cell table:formula="of:=[.D5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0573" calcext:value-type="float">
            <text:p>0.0890573</text:p>
          </table:table-cell>
          <table:table-cell office:value-type="float" office:value="0.0875096" calcext:value-type="float">
            <text:p>0.0875096</text:p>
          </table:table-cell>
          <table:table-cell table:formula="of:=[.D5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40518" calcext:value-type="float">
            <text:p>0.0940518</text:p>
          </table:table-cell>
          <table:table-cell office:value-type="float" office:value="0.0875096" calcext:value-type="float">
            <text:p>0.0875096</text:p>
          </table:table-cell>
          <table:table-cell table:formula="of:=[.D6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04171" calcext:value-type="float">
            <text:p>0.0904171</text:p>
          </table:table-cell>
          <table:table-cell office:value-type="float" office:value="0.0905599" calcext:value-type="float">
            <text:p>0.0905599</text:p>
          </table:table-cell>
          <table:table-cell table:formula="of:=[.D6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6973" calcext:value-type="float">
            <text:p>0.0876973</text:p>
          </table:table-cell>
          <table:table-cell office:value-type="float" office:value="0.0911828" calcext:value-type="float">
            <text:p>0.0911828</text:p>
          </table:table-cell>
          <table:table-cell table:formula="of:=[.D62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2642" calcext:value-type="float">
            <text:p>0.0892642</text:p>
          </table:table-cell>
          <table:table-cell office:value-type="float" office:value="0.0900482" calcext:value-type="float">
            <text:p>0.0900482</text:p>
          </table:table-cell>
          <table:table-cell table:formula="of:=[.D6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086" calcext:value-type="float">
            <text:p>0.0882086</text:p>
          </table:table-cell>
          <table:table-cell office:value-type="float" office:value="0.0897827" calcext:value-type="float">
            <text:p>0.0897827</text:p>
          </table:table-cell>
          <table:table-cell table:formula="of:=[.D6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9686" calcext:value-type="float">
            <text:p>0.0889686</text:p>
          </table:table-cell>
          <table:table-cell office:value-type="float" office:value="0.089777" calcext:value-type="float">
            <text:p>0.089777</text:p>
          </table:table-cell>
          <table:table-cell table:formula="of:=[.D6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54981" calcext:value-type="float">
            <text:p>0.0954981</text:p>
          </table:table-cell>
          <table:table-cell office:value-type="float" office:value="0.0896478" calcext:value-type="float">
            <text:p>0.0896478</text:p>
          </table:table-cell>
          <table:table-cell table:formula="of:=[.D6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48098" calcext:value-type="float">
            <text:p>0.0848098</text:p>
          </table:table-cell>
          <table:table-cell office:value-type="float" office:value="0.0900498" calcext:value-type="float">
            <text:p>0.0900498</text:p>
          </table:table-cell>
          <table:table-cell table:formula="of:=[.D6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1299" calcext:value-type="float">
            <text:p>0.0881299</text:p>
          </table:table-cell>
          <table:table-cell office:value-type="float" office:value="0.0884349" calcext:value-type="float">
            <text:p>0.0884349</text:p>
          </table:table-cell>
          <table:table-cell table:formula="of:=[.D6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8993" calcext:value-type="float">
            <text:p>0.0888993</text:p>
          </table:table-cell>
          <table:table-cell office:value-type="float" office:value="0.0905513" calcext:value-type="float">
            <text:p>0.0905513</text:p>
          </table:table-cell>
          <table:table-cell table:formula="of:=[.D6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5111" calcext:value-type="float">
            <text:p>0.0875111</text:p>
          </table:table-cell>
          <table:table-cell office:value-type="float" office:value="0.0934725" calcext:value-type="float">
            <text:p>0.0934725</text:p>
          </table:table-cell>
          <table:table-cell table:formula="of:=[.D7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0685" calcext:value-type="float">
            <text:p>0.0890685</text:p>
          </table:table-cell>
          <table:table-cell office:value-type="float" office:value="0.0940546" calcext:value-type="float">
            <text:p>0.0940546</text:p>
          </table:table-cell>
          <table:table-cell table:formula="of:=[.D7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9517" calcext:value-type="float">
            <text:p>0.0919517</text:p>
          </table:table-cell>
          <table:table-cell office:value-type="float" office:value="0.0892307" calcext:value-type="float">
            <text:p>0.0892307</text:p>
          </table:table-cell>
          <table:table-cell table:formula="of:=[.D72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8128" calcext:value-type="float">
            <text:p>0.0898128</text:p>
          </table:table-cell>
          <table:table-cell office:value-type="float" office:value="0.0875662" calcext:value-type="float">
            <text:p>0.0875662</text:p>
          </table:table-cell>
          <table:table-cell table:formula="of:=[.D7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042" calcext:value-type="float">
            <text:p>0.0882042</text:p>
          </table:table-cell>
          <table:table-cell office:value-type="float" office:value="0.0954777" calcext:value-type="float">
            <text:p>0.0954777</text:p>
          </table:table-cell>
          <table:table-cell table:formula="of:=[.D7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735" calcext:value-type="float">
            <text:p>0.089735</text:p>
          </table:table-cell>
          <table:table-cell office:value-type="float" office:value="0.089777" calcext:value-type="float">
            <text:p>0.089777</text:p>
          </table:table-cell>
          <table:table-cell table:formula="of:=[.D7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8449" calcext:value-type="float">
            <text:p>0.0918449</text:p>
          </table:table-cell>
          <table:table-cell office:value-type="float" office:value="0.0875096" calcext:value-type="float">
            <text:p>0.0875096</text:p>
          </table:table-cell>
          <table:table-cell table:formula="of:=[.D7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4191" calcext:value-type="float">
            <text:p>0.0884191</text:p>
          </table:table-cell>
          <table:table-cell office:value-type="float" office:value="0.0875096" calcext:value-type="float">
            <text:p>0.0875096</text:p>
          </table:table-cell>
          <table:table-cell table:formula="of:=[.D7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0.0875096" calcext:value-type="float">
            <text:p>0.0875096</text:p>
          </table:table-cell>
          <table:table-cell table:formula="of:=[.D7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54763" calcext:value-type="float">
            <text:p>0.0954763</text:p>
          </table:table-cell>
          <table:table-cell office:value-type="float" office:value="0.0969442" calcext:value-type="float">
            <text:p>0.0969442</text:p>
          </table:table-cell>
          <table:table-cell table:formula="of:=[.D7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0956" calcext:value-type="float">
            <text:p>0.0870956</text:p>
          </table:table-cell>
          <table:table-cell office:value-type="float" office:value="0.0900498" calcext:value-type="float">
            <text:p>0.0900498</text:p>
          </table:table-cell>
          <table:table-cell table:formula="of:=[.D8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76" calcext:value-type="float">
            <text:p>0.088276</text:p>
          </table:table-cell>
          <table:table-cell office:value-type="float" office:value="0.0900498" calcext:value-type="float">
            <text:p>0.0900498</text:p>
          </table:table-cell>
          <table:table-cell table:formula="of:=[.D8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47042" calcext:value-type="float">
            <text:p>0.0947042</text:p>
          </table:table-cell>
          <table:table-cell office:value-type="float" office:value="0.0911843" calcext:value-type="float">
            <text:p>0.0911843</text:p>
          </table:table-cell>
          <table:table-cell table:formula="of:=[.D82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9324" calcext:value-type="float">
            <text:p>0.0889324</text:p>
          </table:table-cell>
          <table:table-cell office:value-type="float" office:value="0.0919193" calcext:value-type="float">
            <text:p>0.0919193</text:p>
          </table:table-cell>
          <table:table-cell table:formula="of:=[.D8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6478" calcext:value-type="float">
            <text:p>0.0896478</text:p>
          </table:table-cell>
          <table:table-cell office:value-type="float" office:value="0.0882847" calcext:value-type="float">
            <text:p>0.0882847</text:p>
          </table:table-cell>
          <table:table-cell table:formula="of:=[.D8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3516" calcext:value-type="float">
            <text:p>0.0913516</text:p>
          </table:table-cell>
          <table:table-cell office:value-type="float" office:value="0.0897294" calcext:value-type="float">
            <text:p>0.0897294</text:p>
          </table:table-cell>
          <table:table-cell table:formula="of:=[.D8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847" calcext:value-type="float">
            <text:p>0.0882847</text:p>
          </table:table-cell>
          <table:table-cell office:value-type="float" office:value="0.0906928" calcext:value-type="float">
            <text:p>0.0906928</text:p>
          </table:table-cell>
          <table:table-cell table:formula="of:=[.D8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042" calcext:value-type="float">
            <text:p>0.0882042</text:p>
          </table:table-cell>
          <table:table-cell office:value-type="float" office:value="0.0948175" calcext:value-type="float">
            <text:p>0.0948175</text:p>
          </table:table-cell>
          <table:table-cell table:formula="of:=[.D8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47391" calcext:value-type="float">
            <text:p>0.0947391</text:p>
          </table:table-cell>
          <table:table-cell office:value-type="float" office:value="0.0905658" calcext:value-type="float">
            <text:p>0.0905658</text:p>
          </table:table-cell>
          <table:table-cell table:formula="of:=[.D8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61083" calcext:value-type="float">
            <text:p>0.0861083</text:p>
          </table:table-cell>
          <table:table-cell office:value-type="float" office:value="0.0896522" calcext:value-type="float">
            <text:p>0.0896522</text:p>
          </table:table-cell>
          <table:table-cell table:formula="of:=[.D8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3237" calcext:value-type="float">
            <text:p>0.0883237</text:p>
          </table:table-cell>
          <table:table-cell office:value-type="float" office:value="0.0900498" calcext:value-type="float">
            <text:p>0.0900498</text:p>
          </table:table-cell>
          <table:table-cell table:formula="of:=[.D9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76" calcext:value-type="float">
            <text:p>0.088276</text:p>
          </table:table-cell>
          <table:table-cell office:value-type="float" office:value="0.0915318" calcext:value-type="float">
            <text:p>0.0915318</text:p>
          </table:table-cell>
          <table:table-cell table:formula="of:=[.D9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4206" calcext:value-type="float">
            <text:p>0.0884206</text:p>
          </table:table-cell>
          <table:table-cell office:value-type="float" office:value="0.0890502" calcext:value-type="float">
            <text:p>0.0890502</text:p>
          </table:table-cell>
          <table:table-cell table:formula="of:=[.D92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7381" calcext:value-type="float">
            <text:p>0.0897381</text:p>
          </table:table-cell>
          <table:table-cell office:value-type="float" office:value="0.0897365" calcext:value-type="float">
            <text:p>0.0897365</text:p>
          </table:table-cell>
          <table:table-cell table:formula="of:=[.D9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0473" calcext:value-type="float">
            <text:p>0.0890473</text:p>
          </table:table-cell>
          <table:table-cell office:value-type="float" office:value="0.0954981" calcext:value-type="float">
            <text:p>0.0954981</text:p>
          </table:table-cell>
          <table:table-cell table:formula="of:=[.D9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735" calcext:value-type="float">
            <text:p>0.089735</text:p>
          </table:table-cell>
          <table:table-cell office:value-type="float" office:value="0.089777" calcext:value-type="float">
            <text:p>0.089777</text:p>
          </table:table-cell>
          <table:table-cell table:formula="of:=[.D9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68043" calcext:value-type="float">
            <text:p>0.0868043</text:p>
          </table:table-cell>
          <table:table-cell office:value-type="float" office:value="0.0896478" calcext:value-type="float">
            <text:p>0.0896478</text:p>
          </table:table-cell>
          <table:table-cell table:formula="of:=[.D9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5529" calcext:value-type="float">
            <text:p>0.0875529</text:p>
          </table:table-cell>
          <table:table-cell office:value-type="float" office:value="0.0919193" calcext:value-type="float">
            <text:p>0.0919193</text:p>
          </table:table-cell>
          <table:table-cell table:formula="of:=[.D9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9136" calcext:value-type="float">
            <text:p>0.0919136</text:p>
          </table:table-cell>
          <table:table-cell office:value-type="float" office:value="0.0882847" calcext:value-type="float">
            <text:p>0.0882847</text:p>
          </table:table-cell>
          <table:table-cell table:formula="of:=[.D9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3516" calcext:value-type="float">
            <text:p>0.0913516</text:p>
          </table:table-cell>
          <table:table-cell office:value-type="float" office:value="0.0898896" calcext:value-type="float">
            <text:p>0.0898896</text:p>
          </table:table-cell>
          <table:table-cell table:formula="of:=[.D9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0467" calcext:value-type="float">
            <text:p>0.0890467</text:p>
          </table:table-cell>
          <table:table-cell office:value-type="float" office:value="0.0875662" calcext:value-type="float">
            <text:p>0.0875662</text:p>
          </table:table-cell>
          <table:table-cell table:formula="of:=[.D10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3688" calcext:value-type="float">
            <text:p>0.0883688</text:p>
          </table:table-cell>
          <table:table-cell office:value-type="float" office:value="0.0875662" calcext:value-type="float">
            <text:p>0.0875662</text:p>
          </table:table-cell>
          <table:table-cell table:formula="of:=[.D10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5096" calcext:value-type="float">
            <text:p>0.0875096</text:p>
          </table:table-cell>
          <table:table-cell office:value-type="float" office:value="0.090054" calcext:value-type="float">
            <text:p>0.090054</text:p>
          </table:table-cell>
          <table:table-cell table:formula="of:=[.D102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6291" calcext:value-type="float">
            <text:p>0.0876291</text:p>
          </table:table-cell>
          <table:table-cell office:value-type="float" office:value="0.090054" calcext:value-type="float">
            <text:p>0.090054</text:p>
          </table:table-cell>
          <table:table-cell table:formula="of:=[.D10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3237" calcext:value-type="float">
            <text:p>0.0883237</text:p>
          </table:table-cell>
          <table:table-cell office:value-type="float" office:value="0.090054" calcext:value-type="float">
            <text:p>0.090054</text:p>
          </table:table-cell>
          <table:table-cell table:formula="of:=[.D10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76" calcext:value-type="float">
            <text:p>0.088276</text:p>
          </table:table-cell>
          <table:table-cell office:value-type="float" office:value="0.090054" calcext:value-type="float">
            <text:p>0.090054</text:p>
          </table:table-cell>
          <table:table-cell table:formula="of:=[.D10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76" calcext:value-type="float">
            <text:p>0.088276</text:p>
          </table:table-cell>
          <table:table-cell office:value-type="float" office:value="0.090054" calcext:value-type="float">
            <text:p>0.090054</text:p>
          </table:table-cell>
          <table:table-cell table:formula="of:=[.D10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style-name="ce1" table:formula="of:=MEDIAN([.B2:.B107])" office:value-type="float" office:value="0.0890523" calcext:value-type="float">
            <text:p>0.0890523</text:p>
          </table:table-cell>
          <table:table-cell table:style-name="ce1" table:formula="of:=MEDIAN([.C2:.C107])" office:value-type="float" office:value="0.0897827" calcext:value-type="float">
            <text:p>0.089782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20:32:14.467473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06T20:52:53.544970476</dc:date>
    <meta:editing-duration>PT20M37S</meta:editing-duration>
    <meta:editing-cycles>3</meta:editing-cycles>
    <meta:document-statistic meta:table-count="1" meta:cell-count="3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276cm" svg:height="19.774cm" xlink:href=".." xlink:type="simple" chart:class="chart:line" chart:style-name="ch1">
        <chart:title svg:x="14.672cm" svg:y="0.53cm" chart:style-name="ch2">
          <text:p>Estimación Altura</text:p>
        </chart:title>
        <chart:subtitle svg:x="15.921cm" svg:y="1.864cm" chart:style-name="ch3">
          <text:p>Bebida lactea</text:p>
        </chart:subtitle>
        <chart:legend chart:legend-position="end" svg:x="31.909cm" svg:y="9.102cm" style:legend-expansion="high" chart:style-name="ch4"/>
        <chart:plot-area chart:style-name="ch5" table:cell-range-address="height_milk.B1:height_milk.D107" chart:data-source-has-labels="row" svg:x="1.884cm" svg:y="2.916cm" svg:width="29.34cm" svg:height="15.294cm">
          <chartooo:coordinate-region svg:x="2.876cm" svg:y="3.057cm" svg:width="28.211cm" svg:height="14.124cm"/>
          <chart:axis chart:dimension="x" chart:name="primary-x" chart:style-name="ch6">
            <chart:title svg:x="15.702cm" svg:y="18.605cm" chart:style-name="ch7">
              <text:p>Eventos</text:p>
            </chart:title>
          </chart:axis>
          <chart:axis chart:dimension="y" chart:name="primary-y" chart:style-name="ch6">
            <chart:title svg:x="0.451cm" svg:y="11.539cm" chart:style-name="ch8">
              <text:p>Altura [m]</text:p>
            </chart:title>
            <chart:grid chart:style-name="ch9" chart:class="major"/>
          </chart:axis>
          <chart:series chart:style-name="ch10" chart:values-cell-range-address="height_milk.B2:height_milk.B107" chart:label-cell-address="height_milk.B1:height_milk.B1" chart:class="chart:line">
            <chart:data-point chart:repeated="106"/>
          </chart:series>
          <chart:series chart:style-name="ch11" chart:values-cell-range-address="height_milk.C2:height_milk.C107" chart:label-cell-address="height_milk.C1:height_milk.C1" chart:class="chart:line">
            <chart:data-point chart:repeated="106"/>
          </chart:series>
          <chart:series chart:style-name="ch12" chart:values-cell-range-address="height_milk.D2:height_milk.D107" chart:label-cell-address="height_milk.D1:height_milk.D1" chart:class="chart:line">
            <chart:data-point chart:repeated="10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height_milk.B1:height_milk.B1</svg:desc>
                </draw:g>
              </table:table-cell>
              <table:table-cell office:value-type="string">
                <text:p>Previo</text:p>
                <draw:g>
                  <svg:desc>height_milk.C1:height_milk.C1</svg:desc>
                </draw:g>
              </table:table-cell>
              <table:table-cell office:value-type="string">
                <text:p>Ideal</text:p>
                <draw:g>
                  <svg:desc>height_milk.D1:height_mil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6928">
                <text:p>0.0906928</text:p>
                <draw:g>
                  <svg:desc>height_milk.B2:height_milk.B107</svg:desc>
                </draw:g>
              </table:table-cell>
              <table:table-cell office:value-type="float" office:value="0.0882847">
                <text:p>0.0882847</text:p>
                <draw:g>
                  <svg:desc>height_milk.C2:height_milk.C107</svg:desc>
                </draw:g>
              </table:table-cell>
              <table:table-cell office:value-type="float" office:value="0.11">
                <text:p>0.11</text:p>
                <draw:g>
                  <svg:desc>height_milk.D2:height_milk.D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14562">
                <text:p>0.0914562</text:p>
              </table:table-cell>
              <table:table-cell office:value-type="float" office:value="0.090054">
                <text:p>0.09005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54763">
                <text:p>0.0954763</text:p>
              </table:table-cell>
              <table:table-cell office:value-type="float" office:value="0.0890502">
                <text:p>0.08905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89324">
                <text:p>0.0889324</text:p>
              </table:table-cell>
              <table:table-cell office:value-type="float" office:value="0.0942742">
                <text:p>0.0942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8276">
                <text:p>0.088276</text:p>
              </table:table-cell>
              <table:table-cell office:value-type="float" office:value="0.0876291">
                <text:p>0.08762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82157">
                <text:p>0.0882157</text:p>
              </table:table-cell>
              <table:table-cell office:value-type="float" office:value="0.089777">
                <text:p>0.0897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39773">
                <text:p>0.0939773</text:p>
              </table:table-cell>
              <table:table-cell office:value-type="float" office:value="0.0896478">
                <text:p>0.0896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68306">
                <text:p>0.0868306</text:p>
              </table:table-cell>
              <table:table-cell office:value-type="float" office:value="0.0896478">
                <text:p>0.0896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99077">
                <text:p>0.0899077</text:p>
              </table:table-cell>
              <table:table-cell office:value-type="float" office:value="0.0955068">
                <text:p>0.095506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9066">
                <text:p>0.089066</text:p>
              </table:table-cell>
              <table:table-cell office:value-type="float" office:value="0.0955068">
                <text:p>0.095506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32811">
                <text:p>0.0932811</text:p>
              </table:table-cell>
              <table:table-cell office:value-type="float" office:value="0.0942742">
                <text:p>0.0942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75477">
                <text:p>0.0875477</text:p>
              </table:table-cell>
              <table:table-cell office:value-type="float" office:value="0.0897827">
                <text:p>0.0897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19517">
                <text:p>0.0919517</text:p>
              </table:table-cell>
              <table:table-cell office:value-type="float" office:value="0.088325">
                <text:p>0.0883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77969">
                <text:p>0.0877969</text:p>
              </table:table-cell>
              <table:table-cell office:value-type="float" office:value="0.0919048">
                <text:p>0.091904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83237">
                <text:p>0.0883237</text:p>
              </table:table-cell>
              <table:table-cell office:value-type="float" office:value="0.0919048">
                <text:p>0.091904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59947">
                <text:p>0.0859947</text:p>
              </table:table-cell>
              <table:table-cell office:value-type="float" office:value="0.0905599">
                <text:p>0.090559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5542">
                <text:p>0.0905542</text:p>
              </table:table-cell>
              <table:table-cell office:value-type="float" office:value="0.0890502">
                <text:p>0.08905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92642">
                <text:p>0.0892642</text:p>
              </table:table-cell>
              <table:table-cell office:value-type="float" office:value="0.0900482">
                <text:p>0.090048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97381">
                <text:p>0.0897381</text:p>
              </table:table-cell>
              <table:table-cell office:value-type="float" office:value="0.0897827">
                <text:p>0.0897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89686">
                <text:p>0.0889686</text:p>
              </table:table-cell>
              <table:table-cell office:value-type="float" office:value="0.088325">
                <text:p>0.0883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33657">
                <text:p>0.0933657</text:p>
              </table:table-cell>
              <table:table-cell office:value-type="float" office:value="0.0896478">
                <text:p>0.0896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55762">
                <text:p>0.0855762</text:p>
              </table:table-cell>
              <table:table-cell office:value-type="float" office:value="0.0900498">
                <text:p>0.0900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88963">
                <text:p>0.0888963</text:p>
              </table:table-cell>
              <table:table-cell office:value-type="float" office:value="0.0884349">
                <text:p>0.088434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96537">
                <text:p>0.0896537</text:p>
              </table:table-cell>
              <table:table-cell office:value-type="float" office:value="0.0897279">
                <text:p>0.089727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32752">
                <text:p>0.0932752</text:p>
              </table:table-cell>
              <table:table-cell office:value-type="float" office:value="0.0942742">
                <text:p>0.0942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11385">
                <text:p>0.0911385</text:p>
              </table:table-cell>
              <table:table-cell office:value-type="float" office:value="0.0884304">
                <text:p>0.088430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75801">
                <text:p>0.0875801</text:p>
              </table:table-cell>
              <table:table-cell office:value-type="float" office:value="0.0898896">
                <text:p>0.08988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67581">
                <text:p>0.0867581</text:p>
              </table:table-cell>
              <table:table-cell office:value-type="float" office:value="0.0934783">
                <text:p>0.093478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97294">
                <text:p>0.0897294</text:p>
              </table:table-cell>
              <table:table-cell office:value-type="float" office:value="0.0897827">
                <text:p>0.0897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1247">
                <text:p>0.091247</text:p>
              </table:table-cell>
              <table:table-cell office:value-type="float" office:value="0.095498">
                <text:p>0.095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76291">
                <text:p>0.0876291</text:p>
              </table:table-cell>
              <table:table-cell office:value-type="float" office:value="0.0911843">
                <text:p>0.09118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40606">
                <text:p>0.0940606</text:p>
              </table:table-cell>
              <table:table-cell office:value-type="float" office:value="0.0897365">
                <text:p>0.089736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75295">
                <text:p>0.0875295</text:p>
              </table:table-cell>
              <table:table-cell office:value-type="float" office:value="0.0876291">
                <text:p>0.08762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42742">
                <text:p>0.0942742</text:p>
              </table:table-cell>
              <table:table-cell office:value-type="float" office:value="0.0876013">
                <text:p>0.087601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67581">
                <text:p>0.0867581</text:p>
              </table:table-cell>
              <table:table-cell office:value-type="float" office:value="0.0934783">
                <text:p>0.093478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82086">
                <text:p>0.0882086</text:p>
              </table:table-cell>
              <table:table-cell office:value-type="float" office:value="0.0876291">
                <text:p>0.08762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42742">
                <text:p>0.0942742</text:p>
              </table:table-cell>
              <table:table-cell office:value-type="float" office:value="0.0892307">
                <text:p>0.08923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67581">
                <text:p>0.0867581</text:p>
              </table:table-cell>
              <table:table-cell office:value-type="float" office:value="0.0875662">
                <text:p>0.08756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74436">
                <text:p>0.0874436</text:p>
              </table:table-cell>
              <table:table-cell office:value-type="float" office:value="0.089066">
                <text:p>0.08906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34783">
                <text:p>0.0934783</text:p>
              </table:table-cell>
              <table:table-cell office:value-type="float" office:value="0.0955068">
                <text:p>0.095506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54763">
                <text:p>0.0954763</text:p>
              </table:table-cell>
              <table:table-cell office:value-type="float" office:value="0.0890685">
                <text:p>0.089068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90392">
                <text:p>0.0890392</text:p>
              </table:table-cell>
              <table:table-cell office:value-type="float" office:value="0.0876276">
                <text:p>0.087627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96634">
                <text:p>0.0896634</text:p>
              </table:table-cell>
              <table:table-cell office:value-type="float" office:value="0.0897857">
                <text:p>0.089785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91557">
                <text:p>0.0891557</text:p>
              </table:table-cell>
              <table:table-cell office:value-type="float" office:value="0.089777">
                <text:p>0.0897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47259">
                <text:p>0.0947259</text:p>
              </table:table-cell>
              <table:table-cell office:value-type="float" office:value="0.0896478">
                <text:p>0.0896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7097">
                <text:p>0.087097</text:p>
              </table:table-cell>
              <table:table-cell office:value-type="float" office:value="0.0900498">
                <text:p>0.0900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96303">
                <text:p>0.0896303</text:p>
              </table:table-cell>
              <table:table-cell office:value-type="float" office:value="0.0884304">
                <text:p>0.088430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91067">
                <text:p>0.0891067</text:p>
              </table:table-cell>
              <table:table-cell office:value-type="float" office:value="0.095498">
                <text:p>0.095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18449">
                <text:p>0.0918449</text:p>
              </table:table-cell>
              <table:table-cell office:value-type="float" office:value="0.0896522">
                <text:p>0.0896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68028">
                <text:p>0.0868028</text:p>
              </table:table-cell>
              <table:table-cell office:value-type="float" office:value="0.0896522">
                <text:p>0.0896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8276">
                <text:p>0.088276</text:p>
              </table:table-cell>
              <table:table-cell office:value-type="float" office:value="0.0896522">
                <text:p>0.0896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70029">
                <text:p>0.0970029</text:p>
              </table:table-cell>
              <table:table-cell office:value-type="float" office:value="0.0911843">
                <text:p>0.09118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40606">
                <text:p>0.0940606</text:p>
              </table:table-cell>
              <table:table-cell office:value-type="float" office:value="0.0942742">
                <text:p>0.0942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954936">
                <text:p>0.0954936</text:p>
              </table:table-cell>
              <table:table-cell office:value-type="float" office:value="0.0882847">
                <text:p>0.088284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68569">
                <text:p>0.0868569</text:p>
              </table:table-cell>
              <table:table-cell office:value-type="float" office:value="0.0897294">
                <text:p>0.089729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05585">
                <text:p>0.0905585</text:p>
              </table:table-cell>
              <table:table-cell office:value-type="float" office:value="0.0934783">
                <text:p>0.093478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97294">
                <text:p>0.0897294</text:p>
              </table:table-cell>
              <table:table-cell office:value-type="float" office:value="0.0897827">
                <text:p>0.0897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19517">
                <text:p>0.0919517</text:p>
              </table:table-cell>
              <table:table-cell office:value-type="float" office:value="0.0892307">
                <text:p>0.08923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90573">
                <text:p>0.0890573</text:p>
              </table:table-cell>
              <table:table-cell office:value-type="float" office:value="0.0875096">
                <text:p>0.0875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40518">
                <text:p>0.0940518</text:p>
              </table:table-cell>
              <table:table-cell office:value-type="float" office:value="0.0875096">
                <text:p>0.0875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04171">
                <text:p>0.0904171</text:p>
              </table:table-cell>
              <table:table-cell office:value-type="float" office:value="0.0905599">
                <text:p>0.090559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76973">
                <text:p>0.0876973</text:p>
              </table:table-cell>
              <table:table-cell office:value-type="float" office:value="0.0911828">
                <text:p>0.091182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92642">
                <text:p>0.0892642</text:p>
              </table:table-cell>
              <table:table-cell office:value-type="float" office:value="0.0900482">
                <text:p>0.090048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82086">
                <text:p>0.0882086</text:p>
              </table:table-cell>
              <table:table-cell office:value-type="float" office:value="0.0897827">
                <text:p>0.0897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89686">
                <text:p>0.0889686</text:p>
              </table:table-cell>
              <table:table-cell office:value-type="float" office:value="0.089777">
                <text:p>0.0897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54981">
                <text:p>0.0954981</text:p>
              </table:table-cell>
              <table:table-cell office:value-type="float" office:value="0.0896478">
                <text:p>0.0896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48098">
                <text:p>0.0848098</text:p>
              </table:table-cell>
              <table:table-cell office:value-type="float" office:value="0.0900498">
                <text:p>0.0900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81299">
                <text:p>0.0881299</text:p>
              </table:table-cell>
              <table:table-cell office:value-type="float" office:value="0.0884349">
                <text:p>0.088434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88993">
                <text:p>0.0888993</text:p>
              </table:table-cell>
              <table:table-cell office:value-type="float" office:value="0.0905513">
                <text:p>0.090551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75111">
                <text:p>0.0875111</text:p>
              </table:table-cell>
              <table:table-cell office:value-type="float" office:value="0.0934725">
                <text:p>0.09347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940546">
                <text:p>0.094054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19517">
                <text:p>0.0919517</text:p>
              </table:table-cell>
              <table:table-cell office:value-type="float" office:value="0.0892307">
                <text:p>0.08923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898128">
                <text:p>0.0898128</text:p>
              </table:table-cell>
              <table:table-cell office:value-type="float" office:value="0.0875662">
                <text:p>0.08756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82042">
                <text:p>0.0882042</text:p>
              </table:table-cell>
              <table:table-cell office:value-type="float" office:value="0.0954777">
                <text:p>0.09547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9735">
                <text:p>0.089735</text:p>
              </table:table-cell>
              <table:table-cell office:value-type="float" office:value="0.089777">
                <text:p>0.0897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918449">
                <text:p>0.0918449</text:p>
              </table:table-cell>
              <table:table-cell office:value-type="float" office:value="0.0875096">
                <text:p>0.0875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84191">
                <text:p>0.0884191</text:p>
              </table:table-cell>
              <table:table-cell office:value-type="float" office:value="0.0875096">
                <text:p>0.0875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875096">
                <text:p>0.0875096</text:p>
              </table:table-cell>
              <table:table-cell office:value-type="float" office:value="0.0875096">
                <text:p>0.0875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54763">
                <text:p>0.0954763</text:p>
              </table:table-cell>
              <table:table-cell office:value-type="float" office:value="0.0969442">
                <text:p>0.09694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70956">
                <text:p>0.0870956</text:p>
              </table:table-cell>
              <table:table-cell office:value-type="float" office:value="0.0900498">
                <text:p>0.0900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8276">
                <text:p>0.088276</text:p>
              </table:table-cell>
              <table:table-cell office:value-type="float" office:value="0.0900498">
                <text:p>0.0900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47042">
                <text:p>0.0947042</text:p>
              </table:table-cell>
              <table:table-cell office:value-type="float" office:value="0.0911843">
                <text:p>0.09118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89324">
                <text:p>0.0889324</text:p>
              </table:table-cell>
              <table:table-cell office:value-type="float" office:value="0.0919193">
                <text:p>0.091919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96478">
                <text:p>0.0896478</text:p>
              </table:table-cell>
              <table:table-cell office:value-type="float" office:value="0.0882847">
                <text:p>0.088284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13516">
                <text:p>0.0913516</text:p>
              </table:table-cell>
              <table:table-cell office:value-type="float" office:value="0.0897294">
                <text:p>0.089729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82847">
                <text:p>0.0882847</text:p>
              </table:table-cell>
              <table:table-cell office:value-type="float" office:value="0.0906928">
                <text:p>0.090692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82042">
                <text:p>0.0882042</text:p>
              </table:table-cell>
              <table:table-cell office:value-type="float" office:value="0.0948175">
                <text:p>0.094817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47391">
                <text:p>0.0947391</text:p>
              </table:table-cell>
              <table:table-cell office:value-type="float" office:value="0.0905658">
                <text:p>0.090565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61083">
                <text:p>0.0861083</text:p>
              </table:table-cell>
              <table:table-cell office:value-type="float" office:value="0.0896522">
                <text:p>0.0896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83237">
                <text:p>0.0883237</text:p>
              </table:table-cell>
              <table:table-cell office:value-type="float" office:value="0.0900498">
                <text:p>0.0900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8276">
                <text:p>0.088276</text:p>
              </table:table-cell>
              <table:table-cell office:value-type="float" office:value="0.0915318">
                <text:p>0.091531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84206">
                <text:p>0.0884206</text:p>
              </table:table-cell>
              <table:table-cell office:value-type="float" office:value="0.0890502">
                <text:p>0.08905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97381">
                <text:p>0.0897381</text:p>
              </table:table-cell>
              <table:table-cell office:value-type="float" office:value="0.0897365">
                <text:p>0.089736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90473">
                <text:p>0.0890473</text:p>
              </table:table-cell>
              <table:table-cell office:value-type="float" office:value="0.0954981">
                <text:p>0.095498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9735">
                <text:p>0.089735</text:p>
              </table:table-cell>
              <table:table-cell office:value-type="float" office:value="0.089777">
                <text:p>0.0897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68043">
                <text:p>0.0868043</text:p>
              </table:table-cell>
              <table:table-cell office:value-type="float" office:value="0.0896478">
                <text:p>0.0896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75529">
                <text:p>0.0875529</text:p>
              </table:table-cell>
              <table:table-cell office:value-type="float" office:value="0.0919193">
                <text:p>0.091919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19136">
                <text:p>0.0919136</text:p>
              </table:table-cell>
              <table:table-cell office:value-type="float" office:value="0.0882847">
                <text:p>0.088284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13516">
                <text:p>0.0913516</text:p>
              </table:table-cell>
              <table:table-cell office:value-type="float" office:value="0.0898896">
                <text:p>0.08988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90467">
                <text:p>0.0890467</text:p>
              </table:table-cell>
              <table:table-cell office:value-type="float" office:value="0.0875662">
                <text:p>0.08756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83688">
                <text:p>0.0883688</text:p>
              </table:table-cell>
              <table:table-cell office:value-type="float" office:value="0.0875662">
                <text:p>0.08756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75096">
                <text:p>0.0875096</text:p>
              </table:table-cell>
              <table:table-cell office:value-type="float" office:value="0.090054">
                <text:p>0.09005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76291">
                <text:p>0.0876291</text:p>
              </table:table-cell>
              <table:table-cell office:value-type="float" office:value="0.090054">
                <text:p>0.09005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83237">
                <text:p>0.0883237</text:p>
              </table:table-cell>
              <table:table-cell office:value-type="float" office:value="0.090054">
                <text:p>0.09005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8276">
                <text:p>0.088276</text:p>
              </table:table-cell>
              <table:table-cell office:value-type="float" office:value="0.090054">
                <text:p>0.09005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88276">
                <text:p>0.088276</text:p>
              </table:table-cell>
              <table:table-cell office:value-type="float" office:value="0.090054">
                <text:p>0.090054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